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time new" svg:font-family="'time new'"/>
  </office:font-face-decls>
  <office:automatic-styles>
    <style:style style:name="P1" style:family="paragraph" style:parent-style-name="Standard">
      <style:paragraph-properties fo:text-align="center" style:justify-single-word="false"/>
      <style:text-properties style:font-name="Nimbus Roman" officeooo:rsid="0029d070" officeooo:paragraph-rsid="0029d070"/>
    </style:style>
    <style:style style:name="P2" style:family="paragraph" style:parent-style-name="Standard">
      <style:paragraph-properties fo:text-align="center" style:justify-single-word="false"/>
      <style:text-properties style:font-name="Nimbus Roman" officeooo:rsid="0024f8fd" officeooo:paragraph-rsid="0024f8fd"/>
    </style:style>
    <style:style style:name="P3" style:family="paragraph" style:parent-style-name="Standard">
      <style:paragraph-properties fo:text-align="start" style:justify-single-word="false"/>
      <style:text-properties style:font-name="Nimbus Roman" officeooo:rsid="0024f8fd" officeooo:paragraph-rsid="0029d070"/>
    </style:style>
    <style:style style:name="P4" style:family="paragraph" style:parent-style-name="Standard">
      <style:paragraph-properties fo:text-align="start" style:justify-single-word="false"/>
      <style:text-properties style:font-name="Nimbus Roman" officeooo:rsid="0029d070" officeooo:paragraph-rsid="0029d070"/>
    </style:style>
    <style:style style:name="P5" style:family="paragraph" style:parent-style-name="Standard">
      <style:paragraph-properties fo:text-align="start" style:justify-single-word="false"/>
      <style:text-properties officeooo:rsid="002cad15" officeooo:paragraph-rsid="0029d070"/>
    </style:style>
    <style:style style:name="P6" style:family="paragraph" style:parent-style-name="Text_20_body">
      <style:text-properties style:font-name="Nimbus Roman"/>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Text_20_body">
      <style:text-properties style:font-name="Nimbus Roman" officeooo:rsid="004a53e9" officeooo:paragraph-rsid="004a53e9"/>
    </style:style>
    <style:style style:name="P10" style:family="paragraph" style:parent-style-name="Text_20_body">
      <style:text-properties style:font-name="Nimbus Roman" fo:font-weight="bold" officeooo:rsid="004f3dc2" officeooo:paragraph-rsid="004f3dc2" style:font-weight-asian="bold" style:font-weight-complex="bold"/>
    </style:style>
    <style:style style:name="P11" style:family="paragraph" style:parent-style-name="Heading_20_3">
      <style:text-properties officeooo:rsid="004a53e9" officeooo:paragraph-rsid="004a53e9"/>
    </style:style>
    <style:style style:name="P12" style:family="paragraph" style:parent-style-name="Heading_20_4">
      <style:text-properties style:font-name="Nimbus Roman"/>
    </style:style>
    <style:style style:name="P13" style:family="paragraph" style:parent-style-name="Heading_20_3">
      <style:paragraph-properties fo:keep-with-next="always"/>
      <style:text-properties officeooo:paragraph-rsid="004a53e9"/>
    </style:style>
    <style:style style:name="P14" style:family="paragraph" style:parent-style-name="Text_20_body">
      <style:text-properties style:font-name="Nimbus Roman" officeooo:rsid="004f3dc2" officeooo:paragraph-rsid="004f3dc2"/>
    </style:style>
    <style:style style:name="P15" style:family="paragraph" style:parent-style-name="Heading_20_4">
      <style:text-properties style:font-name="Nimbus Roman" fo:font-style="normal" fo:font-weight="bold" style:font-style-asian="normal" style:font-weight-asian="bold" style:font-style-complex="normal" style:font-weight-complex="bold"/>
    </style:style>
    <style:style style:name="P16" style:family="paragraph" style:parent-style-name="Text_20_body">
      <style:text-properties style:font-name="Nimbus Roman" officeooo:rsid="00520229" officeooo:paragraph-rsid="00520229"/>
    </style:style>
    <style:style style:name="P17" style:family="paragraph" style:parent-style-name="Text_20_body">
      <style:text-properties style:font-name="Nimbus Roman" officeooo:paragraph-rsid="00520229"/>
    </style:style>
    <style:style style:name="T1" style:family="text">
      <style:text-properties officeooo:rsid="002cad15"/>
    </style:style>
    <style:style style:name="T2" style:family="text">
      <style:text-properties officeooo:rsid="002b64e2"/>
    </style:style>
    <style:style style:name="T3" style:family="text">
      <style:text-properties style:font-name="Nimbus Roman"/>
    </style:style>
    <style:style style:name="T4" style:family="text">
      <style:text-properties style:font-name="Nimbus Roman" fo:font-size="12pt" style:font-size-asian="12pt" style:font-size-complex="12pt"/>
    </style:style>
    <style:style style:name="T5" style:family="text">
      <style:text-properties style:font-name="Nimbus Roman" fo:font-size="12pt" officeooo:rsid="004a53e9" style:font-size-asian="14pt" style:font-size-complex="14pt"/>
    </style:style>
    <style:style style:name="T6" style:family="text">
      <style:text-properties officeooo:rsid="004f3dc2"/>
    </style:style>
    <style:style style:name="T7" style:family="text">
      <style:text-properties officeooo:rsid="00500c8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4"><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5"><text:span text:style-name="Strong_20_Emphasis"><text:span text:style-name="T3"/></text:span></text:p>
      <text:p text:style-name="P6">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P6">CTFs serve multiple purposes:</text:p>
      <text:list text:style-name="L1">
        <text:list-item>
          <text:p text:style-name="P7"><text:span text:style-name="Strong_20_Emphasis"><text:span text:style-name="T3">Educational Tool:</text:span></text:span><text:span text:style-name="T3"> They provide hands-on experience, allowing participants to apply theoretical knowledge in practical situations.</text:span></text:p>
        </text:list-item>
        <text:list-item>
          <text:p text:style-name="P7"><text:span text:style-name="Strong_20_Emphasis"><text:span text:style-name="T3">Skill Assessment:</text:span></text:span><text:span text:style-name="T3"> Organizations use CTFs to evaluate the technical skills of individuals or teams.</text:span></text:p>
        </text:list-item>
        <text:list-item>
          <text:p text:style-name="P8"><text:span text:style-name="Strong_20_Emphasis"><text:span text:style-name="T3">Community Engagement:</text:span></text:span><text:span text:style-name="T3"> CTFs foster collaboration and knowledge sharing within the cybersecurity community.</text:span></text:p>
        </text:list-item>
      </text:list>
      <text:p text:style-name="Text_20_body"><text:span text:style-name="Strong_20_Emphasis"><text:span text:style-name="T3">Objective of This Binary Exploitation Challenge</text:span></text:span></text:p>
      <text:p text:style-name="Text_20_body"><text:span text:style-name="T3">The specific CTF challenge you worked on focuses on </text:span><text:span text:style-name="Strong_20_Emphasis"><text:span text:style-name="T3">binary exploitation</text:span></text:span><text:span text:style-name="T3">, a subfield of cybersecurity that involves analyzing and manipulating executable programs to discover and exploit vulnerabilities. </text:span></text:p>
      <text:p text:style-name="P9"/>
      <text:p text:style-name="P10">Report Section</text:p>
      <text:p text:style-name="P9">The program is desgiedn for an MSP430 microcontroller. When I run the program, it displays a welcome message and ask for user input. Depending on the input, the program either loops through certain messages or prints specific data – this data is the “flag” we need to retrieve.</text:p>
      <text:h text:style-name="P11" text:outline-level="3"><text:span text:style-name="Strong_20_Emphasis"><text:span text:style-name="T4">Retrieving Flag A</text:span></text:span></text:h>
      <text:h text:style-name="P12" text:outline-level="4">Method 1: Using the Strings Command</text:h>
      <text:p text:style-name="Text_20_body"><text:span text:style-name="T3">The first step I took was to run the </text:span><text:span text:style-name="Source_20_Text"><text:span text:style-name="T3">strings</text:span></text:span><text:span text:style-name="T3"> command on the program file, which helps locate any human-readable text embedded in the program. By running </text:span><text:span text:style-name="Source_20_Text"><text:span text:style-name="T3">strings binary.elf</text:span></text:span><text:span text:style-name="T3">, I found a notable string: "313373."</text:span></text:p>
      <text:p text:style-name="P6"><text:soft-page-break/>In hacker culture, "313373" is commonly associated with the word "elite," and I decided to input this into the program. When I did, the program printed the first flag, which confirmed my suspicion that this was a valid input.</text:p>
      <text:h text:style-name="P12" text:outline-level="4">Method 2: Analyzing with Ghidra</text:h>
      <text:p text:style-name="P6">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p text:style-name="P6"/>
      <text:h text:style-name="P13" text:outline-level="3"><text:span text:style-name="Strong_20_Emphasis"><text:span text:style-name="T5">Retrieving Flag B</text:span></text:span></text:h>
      <text:p text:style-name="P14">Flag B required a more in-depth understanding of how the MSP430 microcontroller works, particullarly how it handles memory, stores values, and the concept of buffer overflow.</text:p>
      <text:h text:style-name="P12" text:outline-level="4">Understanding MSP430 Architecture</text:h>
      <text:p text:style-name="P6">The MSP430 microcontroller uses a von Neumann architecture, <text:span text:style-name="T6">where </text:span>both the program instructions and data are stored in the same memory. <text:span text:style-name="T6">This shared memory setup allows flexibility in data handling, but it also introduces potential vulnerabilities, such as buffer overflow if the program doesn’t handle correctly.</text:span></text:p>
      <text:p text:style-name="P14">A buffer overflow occurs when more data is written to a memory buffer than it can hold, causing adjacent memory to be overwritten. This can lead to unexpected behavior such as altering the flow of the program or accessing protected data. In this challenge, understanding buffer overflow was crucial to manipulating the program’s memory and retrieving Flag B. </text:p>
      <text:h text:style-name="P15" text:outline-level="4">Reverse Engineering Flag B</text:h>
      <text:p text:style-name="P6">Initially, my approach to retrieve Flag B involved using the GDB debugger to step through the program and inspect how <text:span text:style-name="T7">the program worked and how user inputs were stored into the memory. Here, I found that Flag B would not print because the program was written in a way that it would turn off the CPU whenever user sent a message. Here I also found out that to get Flag B, there is a function built-in the program that would print Flag B if I sent the correct value</text:span>. <text:span text:style-name="T7">After I found the target function within the program I tried to use buffer overflow technique to exploit the program, h</text:span>owever, I quickly encountered an issue: simply sending data through the UART input (where the program asks the user for input) didn’t work. The input data was encoded and written into a specific section of the memory, making direct manipulation ineffective.</text:p>
      <text:p text:style-name="P16">After reconizing the conding iu</text:p>
      <text:p text:style-name="P17">To overcome this challenge, I wrote a Python script to send the correctly encoded data into the memory where the manipulation was taking place. This allowed me to bypass the program’s input handling and directly affect the memory.</text:p>
      <text:p text:style-name="P17"><text:soft-page-break/>Once I had the correct data written into the program's memory, I tested the vulnerability carefully, ensuring that I could control the program’s behavior. Through several tests, I identified how the memory locations were linked to Flag B and crafted a “malicious” payload—a carefully constructed sequence of inputs designed to exploit the program’s vulnerability.</text:p>
      <text:p text:style-name="P6">This payload caused the program to behave in a way that allowed me to retrieve Flag B. By triggering the program with this payload, I forced it to print Flag B, successfully completing the second objective.</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time new" svg:font-family="'time new'"/>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14T23:19:14.910494001</dc:date>
    <meta:editing-duration>PT3H52M28S</meta:editing-duration>
    <meta:editing-cycles>21</meta:editing-cycles>
    <meta:generator>LibreOffice/24.8.2.1$Linux_X86_64 LibreOffice_project/480$Build-1</meta:generator>
    <meta:print-date>2024-10-07T23:17:07.089776482</meta:print-date>
    <meta:printed-by>PDF files</meta:printed-by>
    <meta:document-statistic meta:table-count="0" meta:image-count="0" meta:object-count="0" meta:page-count="3" meta:paragraph-count="30" meta:word-count="839" meta:character-count="5331" meta:non-whitespace-character-count="4524"/>
  </office:meta>
</office:document-meta>
</file>